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Q_Learning <text:span text:style-name="T1">是一个强化学习算法。即通过自己尝试后系统给机器的反馈来学习。</text:span>Q_leaning <text:span text:style-name="T1">主要关注的是俩个问题，第一：</text:span></text:p>
      <text:p text:style-name="Text_20_body"><text:span text:style-name="T1">因为第二个问题比较简单。我们先来谈论第二个。</text:span> = 1. <text:span text:style-name="T1">当然我们还可以根据实际问题构造多种复杂的反馈，</text:span> = -1 <text:span text:style-name="T1">。</text:span> <text:span text:style-name="T1">机器拿到一个较好的值，我们给他稍微好点的反馈，例如</text:span>0.8. <text:span text:style-name="T1">所以反馈的方式要根据不同的问题来进行设定。</text:span></text:p>
      <text:p text:style-name="Text_20_body"><text:span text:style-name="T1">而针对第一个问题，机器是如何学习的，这个只要是</text:span>Q_<text:span text:style-name="T1">就都是一样的。具体算法如下。</text:span></text:p>
      <text:p text:style-name="Text_20_body"><text:span text:style-name="T1">首先</text:span>Q_Leaning <text:span text:style-name="T1">的算法简单的来说就是俩步。</text:span>1<text:span text:style-name="T1">更新</text:span>Q<text:span text:style-name="T1">表，</text:span>2<text:span text:style-name="T1">根据</text:span>Q<text:span text:style-name="T1">表选择动作</text:span>. <text:span text:style-name="T1">那怎么更新</text:span>Q <text:span text:style-name="T1">表呢？</text:span></text:p>
      <text:p text:style-name="Text_20_body"><text:span text:style-name="T1">首先我们用</text:span>S<text:span text:style-name="T1">代表机器此时所处的状态，即</text:span>state</text:p>
      <text:p text:style-name="Text_20_body"><text:span text:style-name="T1">用</text:span>a <text:span text:style-name="T1">表示机器在这个状态后采取的动作，即</text:span>action</text:p>
      <text:p text:style-name="Text_20_body"><text:span text:style-name="T1">所以</text:span>Q<text:span text:style-name="T1">表是一个</text:span>S*A<text:span text:style-name="T1">的表。</text:span>Q(si,aj) <text:span text:style-name="T1">代表用户在</text:span>si<text:span text:style-name="T1">状态下采取</text:span>aj<text:span text:style-name="T1">动作的收益。</text:span></text:p>
      <text:p text:style-name="Text_20_body">1. <text:span text:style-name="T1">首先找到</text:span>Q(si,aj), <text:span text:style-name="T1">即当我们在</text:span>si<text:span text:style-name="T1">状态时，找到可以拿到最大收益的</text:span>action aj <text:span text:style-name="T1">。假如</text:span>si<text:span text:style-name="T1">通过</text:span>aj<text:span text:style-name="T1">可以到达</text:span>sk<text:span text:style-name="T1">状态。</text:span></text:p>
      <text:p text:style-name="Text_20_body"><text:span text:style-name="T1">那么此时我们现实的</text:span>Q(si,aj) = r + p*max(Q(sk,A)) ,r<text:span text:style-name="T1">表示奖励，</text:span>p<text:span text:style-name="T1">表示衰减值即我们现实的</text:span>Q(si, aj)<text:span text:style-name="T1">就等于</text:span> <text:span text:style-name="T1">奖励</text:span>+<text:span text:style-name="T1">衰减值</text:span>*(<text:span text:style-name="T1">在</text:span>sk<text:span text:style-name="T1">状态下，对于所有的</text:span>action<text:span text:style-name="T1">，</text:span>Q<text:span text:style-name="T1">值</text:span>)<text:span text:style-name="T1">。而想象中的</text:span>Q<text:span text:style-name="T1">就是此时的</text:span>Q(si,aj) <text:span text:style-name="T1">。那么我们开始更新</text:span>Q(si,aj)</text:p>
      <text:p text:style-name="Text_20_body"><text:span text:style-name="T1">新的</text:span>Q(si,aj) = <text:span text:style-name="T1">想象中的</text:span> Q(si,aj) + b((<text:span text:style-name="T1">现实的</text:span>Q(si,aj))r + p*max(Q(sk,A))- (<text:span text:style-name="T1">想象中的</text:span>Q(si,aj))Q(si,aj)) b<text:span text:style-name="T1">为学习效率。</text:span></text:p>
      <text:p text:style-name="Text_20_body"> </text:p>
      <text:p text:style-name="Text_20_body">2. <text:span text:style-name="T1">我们对所有的</text:span>S<text:span text:style-name="T1">重复</text:span>1<text:span text:style-name="T1">的动作，让全部的</text:span>Q<text:span text:style-name="T1">表都得以更新。</text:span></text:p>
      <text:p text:style-name="Text_20_body">3. <text:span text:style-name="T1">选取更新完</text:span>Q<text:span text:style-name="T1">表后我们能到的最大收益的</text:span>action aj . <text:span text:style-name="T1">选择这个</text:span>aj<text:span text:style-name="T1">作为我们下一步的路径。</text:span></text:p>
      <text:p text:style-name="Text_20_body">4. <text:span text:style-name="T1">当走一步后到达一个新的状态，再次重复</text:span>123<text:span text:style-name="T1">步骤</text:span></text:p>
      <text:p text:style-name="Text_20_body"> </text:p>
      <text:p text:style-name="Text_20_body">Q-Leaning <text:span text:style-name="T1">一个很厉害的地方就是说他在到达一个状态后不是选择最大的</text:span>Q<text:span text:style-name="T1">值来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3:58:27.729769164</meta:creation-date>
    <dc:date>2017-02-02T23:59:01.160269744</dc:date>
    <meta:editing-duration>PT33S</meta:editing-duration>
    <meta:editing-cycles>1</meta:editing-cycles>
    <meta:document-statistic meta:table-count="0" meta:image-count="0" meta:object-count="0" meta:page-count="1" meta:paragraph-count="16" meta:word-count="567" meta:character-count="806" meta:non-whitespace-character-count="761"/>
    <meta:generator>LibreOffice/5.1.4.2$Linux_X86_64 LibreOffice_project/10m0$Build-2</meta:generator>
  </office:meta>
</office:document-meta>
</file>